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weight="bold" officeooo:rsid="003610cf" officeooo:paragraph-rsid="00156d84"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2pt" fo:language="en" fo:country="US" fo:font-weight="bold" officeooo:rsid="001a13e1" officeooo:paragraph-rsid="00156d84"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4pt" fo:language="en" fo:country="US" fo:font-weight="normal" officeooo:rsid="001b046c" officeooo:paragraph-rsid="001b046c"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1bdacc" officeooo:paragraph-rsid="001bdac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00ff" fo:font-size="10pt" fo:language="en" fo:country="US" fo:font-weight="normal" officeooo:rsid="001bdacc" officeooo:paragraph-rsid="001bdacc"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ff" fo:font-size="10pt" fo:language="en" fo:country="US" fo:font-weight="normal" officeooo:rsid="001e6e7e" officeooo:paragraph-rsid="001e6e7e"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ff" fo:font-size="10pt" fo:language="en" fo:country="US" fo:font-weight="normal" officeooo:rsid="001e6e7e" officeooo:paragraph-rsid="0036c668"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ff" fo:font-size="10pt" fo:language="en" fo:country="US" fo:font-weight="normal" officeooo:rsid="0030fc11" officeooo:paragraph-rsid="0030fc11"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ff" fo:font-size="10pt" fo:language="en" fo:country="US" fo:font-weight="normal" officeooo:rsid="001e0b1a" officeooo:paragraph-rsid="001e0b1a"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ff" fo:font-size="10pt" fo:language="en" fo:country="US" fo:font-weight="normal" officeooo:rsid="003610cf" officeooo:paragraph-rsid="00156d84"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ff" fo:font-size="10pt" fo:language="en" fo:country="US" fo:font-weight="normal" officeooo:rsid="003bf233" officeooo:paragraph-rsid="003bf233"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ff" fo:font-size="10pt" fo:language="en" fo:country="US" fo:font-weight="normal" officeooo:rsid="0036c668" officeooo:paragraph-rsid="0036c668"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fo:color="#0000ff" fo:font-size="10pt" fo:language="en" fo:country="US" fo:font-weight="bold" officeooo:rsid="003610cf" officeooo:paragraph-rsid="00156d84"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000000" fo:font-size="14pt" fo:language="en" fo:country="US" fo:font-weight="normal" officeooo:rsid="001e0b1a" officeooo:paragraph-rsid="001e0b1a"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language="en" fo:country="US" fo:font-weight="normal" officeooo:rsid="001e0b1a" officeooo:paragraph-rsid="0022581c"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language="en" fo:country="US" fo:font-weight="normal" officeooo:rsid="001e0b1a" officeooo:paragraph-rsid="0037d1fb"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fo:font-size="14pt" fo:language="en" fo:country="US" fo:font-weight="normal" officeooo:rsid="001e0b1a" officeooo:paragraph-rsid="005eae76"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language="en" fo:country="US" fo:font-weight="normal" officeooo:rsid="002f46da" officeooo:paragraph-rsid="002f46d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fo:font-size="14pt" fo:language="en" fo:country="US" fo:font-weight="normal" officeooo:rsid="0030fc11" officeooo:paragraph-rsid="0030fc1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language="en" fo:country="US" fo:font-weight="normal" officeooo:rsid="0032326f" officeooo:paragraph-rsid="0032326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language="en" fo:country="US" fo:font-weight="normal" officeooo:rsid="003342e9" officeooo:paragraph-rsid="0034ce11"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language="en" fo:country="US" fo:font-weight="normal" officeooo:rsid="003342e9" officeooo:paragraph-rsid="003d9d7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language="en" fo:country="US" fo:font-weight="normal" officeooo:rsid="0043097f" officeooo:paragraph-rsid="0043097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language="en" fo:country="US" fo:font-weight="normal" officeooo:rsid="0049f198" officeooo:paragraph-rsid="0049f19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language="en" fo:country="US" fo:font-weight="normal" officeooo:rsid="0037d1fb" officeooo:paragraph-rsid="0037d1f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language="en" fo:country="US" fo:font-weight="normal" officeooo:rsid="0034ce11" officeooo:paragraph-rsid="0034ce11"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cc0000" fo:font-size="10pt" fo:language="en" fo:country="US" fo:font-weight="normal" officeooo:rsid="0034ce11" officeooo:paragraph-rsid="003342e9"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cc0000" fo:font-size="10pt" fo:language="en" fo:country="US" fo:font-weight="normal" officeooo:rsid="003a77f7" officeooo:paragraph-rsid="003a77f7"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fo:font-size="14pt" fo:language="en" fo:country="US" fo:font-weight="normal" officeooo:rsid="0032326f" officeooo:paragraph-rsid="0032326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language="en" fo:country="US" fo:font-weight="normal" officeooo:rsid="003342e9" officeooo:paragraph-rsid="0034ce11"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language="en" fo:country="US" fo:font-weight="normal" officeooo:rsid="0043097f" officeooo:paragraph-rsid="00654619" style:font-size-asian="12.25pt" style:font-weight-asian="normal" style:font-size-complex="14pt" style:font-weight-complex="normal"/>
    </style:style>
    <style:style style:name="T1" style:family="text">
      <style:text-properties officeooo:rsid="001ced89"/>
    </style:style>
    <style:style style:name="T2" style:family="text">
      <style:text-properties officeooo:rsid="00156d84"/>
    </style:style>
    <style:style style:name="T3" style:family="text">
      <style:text-properties fo:font-weight="bold" style:font-weight-asian="bold" style:font-weight-complex="bold"/>
    </style:style>
    <style:style style:name="T4" style:family="text">
      <style:text-properties fo:font-weight="bold" officeooo:rsid="002050b5" style:font-weight-asian="bold" style:font-weight-complex="bold"/>
    </style:style>
    <style:style style:name="T5" style:family="text">
      <style:text-properties fo:font-weight="bold" officeooo:rsid="00211eb2" style:font-weight-asian="bold" style:font-weight-complex="bold"/>
    </style:style>
    <style:style style:name="T6" style:family="text">
      <style:text-properties fo:font-weight="bold" officeooo:rsid="0032326f" style:font-weight-asian="bold" style:font-weight-complex="bold"/>
    </style:style>
    <style:style style:name="T7" style:family="text">
      <style:text-properties fo:font-weight="bold" officeooo:rsid="0034ce11" style:font-weight-asian="bold" style:font-weight-complex="bold"/>
    </style:style>
    <style:style style:name="T8" style:family="text">
      <style:text-properties fo:font-weight="bold" officeooo:rsid="0038a9d8" style:font-weight-asian="bold" style:font-weight-complex="bold"/>
    </style:style>
    <style:style style:name="T9" style:family="text">
      <style:text-properties fo:font-weight="bold" officeooo:rsid="003d9d7e" style:font-weight-asian="bold" style:font-weight-complex="bold"/>
    </style:style>
    <style:style style:name="T10" style:family="text">
      <style:text-properties fo:font-weight="bold" officeooo:rsid="001f9894" style:font-weight-asian="bold" style:font-weight-complex="bold"/>
    </style:style>
    <style:style style:name="T11" style:family="text">
      <style:text-properties officeooo:rsid="001bdacc"/>
    </style:style>
    <style:style style:name="T12" style:family="text">
      <style:text-properties officeooo:rsid="001e4fc6"/>
    </style:style>
    <style:style style:name="T13" style:family="text">
      <style:text-properties officeooo:rsid="001ea622"/>
    </style:style>
    <style:style style:name="T14" style:family="text">
      <style:text-properties officeooo:rsid="001f9894"/>
    </style:style>
    <style:style style:name="T15" style:family="text">
      <style:text-properties officeooo:rsid="002050b5"/>
    </style:style>
    <style:style style:name="T16" style:family="text">
      <style:text-properties officeooo:rsid="00211eb2"/>
    </style:style>
    <style:style style:name="T17" style:family="text">
      <style:text-properties officeooo:rsid="0021c4df"/>
    </style:style>
    <style:style style:name="T18" style:family="text">
      <style:text-properties officeooo:rsid="0022581c"/>
    </style:style>
    <style:style style:name="T19" style:family="text">
      <style:text-properties officeooo:rsid="00243b65"/>
    </style:style>
    <style:style style:name="T20" style:family="text">
      <style:text-properties officeooo:rsid="00256fc8"/>
    </style:style>
    <style:style style:name="T21" style:family="text">
      <style:text-properties officeooo:rsid="00270ca7"/>
    </style:style>
    <style:style style:name="T22" style:family="text">
      <style:text-properties officeooo:rsid="0032326f"/>
    </style:style>
    <style:style style:name="T23" style:family="text">
      <style:text-properties officeooo:rsid="0034ce11"/>
    </style:style>
    <style:style style:name="T24" style:family="text">
      <style:text-properties officeooo:rsid="0038a9d8"/>
    </style:style>
    <style:style style:name="T25" style:family="text">
      <style:text-properties officeooo:rsid="003d9d7e"/>
    </style:style>
    <style:style style:name="T26" style:family="text">
      <style:text-properties officeooo:rsid="003ee3cd"/>
    </style:style>
    <style:style style:name="T27" style:family="text">
      <style:text-properties officeooo:rsid="00426d2c"/>
    </style:style>
    <style:style style:name="T28" style:family="text">
      <style:text-properties officeooo:rsid="00449d72"/>
    </style:style>
    <style:style style:name="T29" style:family="text">
      <style:text-properties officeooo:rsid="0045a188"/>
    </style:style>
    <style:style style:name="T30" style:family="text">
      <style:text-properties officeooo:rsid="0045f83a"/>
    </style:style>
    <style:style style:name="T31" style:family="text">
      <style:text-properties officeooo:rsid="00476aa9"/>
    </style:style>
    <style:style style:name="T32" style:family="text">
      <style:text-properties officeooo:rsid="00477a2d"/>
    </style:style>
    <style:style style:name="T33" style:family="text">
      <style:text-properties officeooo:rsid="0048b2d7"/>
    </style:style>
    <style:style style:name="T34" style:family="text">
      <style:text-properties officeooo:rsid="004adc78"/>
    </style:style>
    <style:style style:name="T35" style:family="text">
      <style:text-properties style:text-underline-style="none"/>
    </style:style>
    <style:style style:name="T36" style:family="text">
      <style:text-properties style:text-underline-style="none" officeooo:rsid="005c892b"/>
    </style:style>
    <style:style style:name="T37" style:family="text">
      <style:text-properties officeooo:rsid="005f48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GL Skeletal Animation With A<text:span text:style-name="T1">SSIMP</text:span> </text:p>
      <text:p text:style-name="P2">Tutorial part <text:span text:style-name="T2">3</text:span> — <text:span text:style-name="T2">Skeleton &amp; Animation classes</text:span></text:p>
      <text:p text:style-name="P1">(part <text:span text:style-name="T2">3</text:span>.<text:span text:style-name="T2">1 -</text:span> <text:span text:style-name="T2">Skeleton </text:span>class)</text:p>
      <text:p text:style-name="P3"/>
      <text:p text:style-name="P3">By that time we have written both <text:span text:style-name="T3">Mesh and Bone classes</text:span> where we keep <text:span text:style-name="T34">every</text:span> possible model data, but we still need some kind of a shell for the <text:span text:style-name="T3">Bone class </text:span>to actually start the skeletal animation <text:span text:style-name="T11">from</text:span>. I can’t imagine any theory you need to understand <text:span text:style-name="T11">the given class’s code. </text:span></text:p>
      <text:p text:style-name="P3"/>
      <text:p text:style-name="P4">So lets dive into it!</text:p>
      <text:p text:style-name="P4"/>
      <text:p text:style-name="P12">#define MAX_BONES_AMOUNT 100 </text:p>
      <text:p text:style-name="P7"/>
      <text:p text:style-name="P7">class Skeleton</text:p>
      <text:p text:style-name="P6">{</text:p>
      <text:p text:style-name="P6"><text:s text:c="4"/>private:</text:p>
      <text:p text:style-name="P6"><text:s text:c="8"/>vector &lt; Bone* &gt; bones; //here we keep our bones</text:p>
      <text:p text:style-name="P6"><text:s text:c="8"/>vector &lt; mat4 &gt; bonesMatrices; //final transformation matrices that go to the shader</text:p>
      <text:p text:style-name="P6"/>
      <text:p text:style-name="P6"><text:s text:c="8"/>float time; //little timer</text:p>
      <text:p text:style-name="P6"/>
      <text:p text:style-name="P6"><text:s text:c="8"/>Animation* activeAnimation; //little Animation class to keep the <text:span text:style-name="T19">custom </text:span>animation data</text:p>
      <text:p text:style-name="P6"/>
      <text:p text:style-name="P6"><text:s text:c="8"/>void renderBonesMatrices(ShaderLoader* shader); //update and send bones matrices to the shader</text:p>
      <text:p text:style-name="P6"><text:s text:c="8"/></text:p>
      <text:p text:style-name="P6"><text:s text:c="4"/>public:</text:p>
      <text:p text:style-name="P6"><text:s text:c="8"/>Skeleton(vector &lt; Bone* &gt; &amp;bones);</text:p>
      <text:p text:style-name="P6"/>
      <text:p text:style-name="P6"><text:s text:c="8"/>void playAnimation(Animation* anim, bool reset = true); //play desired animation</text:p>
      <text:p text:style-name="P6"><text:s text:c="8"/>void stopAnimation(); //stop playing</text:p>
      <text:p text:style-name="P6"/>
      <text:p text:style-name="P6"><text:s text:c="8"/>void update(ShaderLoader* shader); //here we update the animation and call <text:span text:style-name="T21">renderBones</text:span>Matrices<text:span text:style-name="T20">()</text:span></text:p>
      <text:p text:style-name="P6"/>
      <text:p text:style-name="P6"><text:s text:c="8"/>~Skeleton();</text:p>
      <text:p text:style-name="P6">};</text:p>
      <text:p text:style-name="P5"/>
      <text:p text:style-name="P25">MAX_BONES_AMOUNT is a constant that defines a maximum amount of bones per model.</text:p>
      <text:p text:style-name="P16"/>
      <text:p text:style-name="P16">Skeleton:</text:p>
      <text:p text:style-name="P14"><text:tab/>-bones (we load all <text:span text:style-name="T12">the </text:span>bones in <text:span text:style-name="T12">a</text:span> model inside <text:span text:style-name="T12">the </text:span><text:span text:style-name="T3">ModelLoader class </text:span>and <text:tab/>then construct skeleton <text:span text:style-name="T12">class</text:span>, passing the bones vector to the constructor)</text:p>
      <text:p text:style-name="P14"><text:tab/>-<text:span text:style-name="T13">bonesMatrices (in this vector we keep final transformation matrices of given <text:tab/>bones: each bone’s final matrix is a combination of all parents transformation <text:tab/>matrices multiplied by it’s offset matrix. Those matrices are sent to the <text:tab/>shader)</text:span></text:p>
      <text:p text:style-name="P17"><text:tab/>-<text:span text:style-name="T14">time (this is our custom per-model </text:span><text:span text:style-name="T10">frames</text:span><text:span text:style-name="T14"> timer that we use to calculate bones <text:tab/>transformation matrices from the time (passed frames) it shows. We can also <text:tab/>adjust it to achieve framerate independent animation)</text:span></text:p>
      <text:p text:style-name="P14"><text:soft-page-break/><text:tab/>-<text:span text:style-name="T15">activeAnimation (you will learn about this one in the next tutorial. But <text:tab/></text:span><text:span text:style-name="T4">Animation</text:span><text:span text:style-name="T15"> </text:span><text:span text:style-name="T4">class </text:span><text:span text:style-name="T15">is unthinkably simple: we just come up with some random <text:tab/>data about the animation. It’s name, starting and ending frames indices, speed, <text:tab/>priority and loop)</text:span></text:p>
      <text:p text:style-name="P14"><text:tab/>-<text:span text:style-name="T16">renderBonesMatrices() (in this method we </text:span><text:span text:style-name="T5">get</text:span><text:span text:style-name="T16"> and </text:span><text:span text:style-name="T5">pass</text:span><text:span text:style-name="T16"> final transformation <text:tab/>bones matrices to the given shader)</text:span></text:p>
      <text:p text:style-name="P14"><text:tab/>-<text:span text:style-name="T17">constructor (just accepting the given bones to copy to the local storage)</text:span></text:p>
      <text:p text:style-name="P14"><text:tab/>-<text:span text:style-name="T17">playAnimation() (here we accept an animation class instance to launch the <text:tab/>skeleton animation starting from and ending with the frames indices kept inside <text:tab/>the instance with the given speed that is also defined there)</text:span></text:p>
      <text:p text:style-name="P14"><text:tab/>-<text:span text:style-name="T18">stopAnimation() (stop the animation if there is one playing)</text:span></text:p>
      <text:p text:style-name="P15"><text:tab/>-<text:span text:style-name="T18">update() (here we call the renderBonesMatrices() function, update the timer <text:tab/>and recalculate new bones transformation matrices relative to the time it <text:tab/>shows)</text:span></text:p>
      <text:p text:style-name="P15"/>
      <text:p text:style-name="P18">And the realization:</text:p>
      <text:p text:style-name="P18"/>
      <text:p text:style-name="P8">Skeleton::Skeleton(vector &lt; Bone* &gt; &amp;bones)</text:p>
      <text:p text:style-name="P8">{</text:p>
      <text:p text:style-name="P8"><text:s text:c="4"/>this-&gt;bones = bones; //set bones</text:p>
      <text:p text:style-name="P8"/>
      <text:p text:style-name="P8"><text:s text:c="4"/>time = 0; //time is 0</text:p>
      <text:p text:style-name="P8"/>
      <text:p text:style-name="P8"><text:s text:c="4"/>activeAnimation = 0;</text:p>
      <text:p text:style-name="P8">}</text:p>
      <text:p text:style-name="P8"/>
      <text:p text:style-name="P19">The constructor is as <text:span text:style-name="T37">usually</text:span> simple. There we copy bones vector to the local storage, set timer to 0 and set a nullpointer to activeAnimation pointer. </text:p>
      <text:p text:style-name="P8"/>
      <text:p text:style-name="P8">void Skeleton::playAnimation(Animation* anim, bool reset)</text:p>
      <text:p text:style-name="P8">{</text:p>
      <text:p text:style-name="P8"><text:s text:c="4"/>if (activeAnimation) //if something is playing</text:p>
      <text:p text:style-name="P8"><text:s text:c="4"/>{</text:p>
      <text:p text:style-name="P8"><text:s text:c="8"/>if (anim-&gt;priority &gt;= activeAnimation-&gt;priority) //if new animation has greater or equal priority</text:p>
      <text:p text:style-name="P8"><text:s text:c="8"/>{</text:p>
      <text:p text:style-name="P8"><text:s text:c="12"/>activeAnimation = anim; //change the animation</text:p>
      <text:p text:style-name="P8"><text:s text:c="8"/>}</text:p>
      <text:p text:style-name="P8"><text:s text:c="4"/>}</text:p>
      <text:p text:style-name="P8"><text:s text:c="4"/>else</text:p>
      <text:p text:style-name="P8"><text:s text:c="4"/>{</text:p>
      <text:p text:style-name="P8"><text:s text:c="8"/>activeAnimation = anim;</text:p>
      <text:p text:style-name="P8"><text:s text:c="4"/>}</text:p>
      <text:p text:style-name="P8"><text:s text:c="4"/></text:p>
      <text:p text:style-name="P8"><text:s text:c="4"/>if (reset)</text:p>
      <text:p text:style-name="P8"><text:s text:c="4"/>{</text:p>
      <text:p text:style-name="P8"><text:s text:c="8"/>time = activeAnimation-&gt;startTime; //set timer to the beginning</text:p>
      <text:p text:style-name="P8"><text:s text:c="4"/>}</text:p>
      <text:p text:style-name="P8">}</text:p>
      <text:p text:style-name="P8"/>
      <text:p text:style-name="P19">playAnimation() accepts <text:span text:style-name="T6">Animation class</text:span><text:span text:style-name="T22"> instance and the boolean variable to indicate whether we want to reset the timer. Firstly, we check if there is an active, playing animation and if its priority is less or equal to the given instance we change the active animation to the new one. But if there is no active animation then we </text:span><text:soft-page-break/><text:span text:style-name="T22">simply make the given instance an active one. Secondly, we check the reset variable and set the timer to the starting frame of the active animation if needed.</text:span></text:p>
      <text:p text:style-name="P8"><text:s text:c="8"/></text:p>
      <text:p text:style-name="P8">void Skeleton::stopAnimation()</text:p>
      <text:p text:style-name="P8">{</text:p>
      <text:p text:style-name="P8"><text:s text:c="4"/>time = 0;</text:p>
      <text:p text:style-name="P8"><text:s text:c="4"/>activeAnimation = 0;</text:p>
      <text:p text:style-name="P8">}</text:p>
      <text:p text:style-name="P8"/>
      <text:p text:style-name="P20">This function sets the timer to 0 and deactivates the activeAnimation by setting it’s pointer to 0.</text:p>
      <text:p text:style-name="P20"/>
      <text:p text:style-name="P20">Before you <text:span text:style-name="T35">re</text:span><text:span text:style-name="T36">a</text:span><text:span text:style-name="T35">d</text:span> the next function code you need to <text:span text:style-name="T26">have a look at</text:span> the <text:span text:style-name="T3">vertex shader </text:span>code:</text:p>
      <text:p text:style-name="P20"/>
      <text:p text:style-name="P28">#version 330 core</text:p>
      <text:p text:style-name="P28"/>
      <text:p text:style-name="P28">#define BONES_AMOUNT 6</text:p>
      <text:p text:style-name="P28">#define MAX_BONES_AMOUNT 100</text:p>
      <text:p text:style-name="P28"/>
      <text:p text:style-name="P28">layout (location = 0) in vec3 position;</text:p>
      <text:p text:style-name="P28">layout (location = 1) in vec3 normal;</text:p>
      <text:p text:style-name="P28">layout (location = 2) in vec2 texture;</text:p>
      <text:p text:style-name="P28">layout (location = 3) in float boneIDs[BONES_AMOUNT];</text:p>
      <text:p text:style-name="P28">layout (location = 9) in float boneWeights[BONES_AMOUNT];</text:p>
      <text:p text:style-name="P28"/>
      <text:p text:style-name="P28">uniform mat4 localTransform;</text:p>
      <text:p text:style-name="P28">uniform mat4 model;</text:p>
      <text:p text:style-name="P28">uniform mat4 view;</text:p>
      <text:p text:style-name="P28">uniform mat4 projection;</text:p>
      <text:p text:style-name="P28"/>
      <text:p text:style-name="P28">uniform mat4 bones[MAX_BONES_AMOUNT];</text:p>
      <text:p text:style-name="P28">uniform int meshWithBones;</text:p>
      <text:p text:style-name="P28"/>
      <text:p text:style-name="P28">out vec2 textureCoords;</text:p>
      <text:p text:style-name="P28"/>
      <text:p text:style-name="P28">void main()</text:p>
      <text:p text:style-name="P28">{</text:p>
      <text:p text:style-name="P28"><text:s text:c="4"/>mat4 bonesTransform;</text:p>
      <text:p text:style-name="P28"/>
      <text:p text:style-name="P28"><text:s text:c="4"/>if (meshWithBones == 1)</text:p>
      <text:p text:style-name="P28"><text:s text:c="4"/>{</text:p>
      <text:p text:style-name="P28"><text:s text:c="8"/>bonesTransform = mat4(0.0);</text:p>
      <text:p text:style-name="P28"/>
      <text:p text:style-name="P28"><text:s text:c="8"/>for (int i = 0; i &lt; BONES_AMOUNT; i++)</text:p>
      <text:p text:style-name="P28"><text:s text:c="8"/>{</text:p>
      <text:p text:style-name="P28"><text:s text:c="12"/>bonesTransform += bones[int(boneIDs[i])] * boneWeights[i];</text:p>
      <text:p text:style-name="P28"><text:s text:c="8"/>}</text:p>
      <text:p text:style-name="P28"><text:s text:c="4"/>}</text:p>
      <text:p text:style-name="P28"><text:s text:c="4"/>else</text:p>
      <text:p text:style-name="P28"><text:s text:c="4"/>{</text:p>
      <text:p text:style-name="P28"><text:s text:c="8"/>bonesTransform = mat4(1.0); <text:s text:c="3"/></text:p>
      <text:p text:style-name="P28"><text:s text:c="4"/>}</text:p>
      <text:p text:style-name="P28"/>
      <text:p text:style-name="P28"><text:s text:c="4"/>gl_Position = projection * view * model * localTransform * bonesTransform * vec4(position, 1.0);</text:p>
      <text:p text:style-name="P28"/>
      <text:p text:style-name="P28"><text:s text:c="4"/>textureCoords = vec2(texture.x, -texture.y); //reverse textures</text:p>
      <text:p text:style-name="P28">}</text:p>
      <text:p text:style-name="P27"/>
      <text:p text:style-name="P26"><text:soft-page-break/>VertexShader: </text:p>
      <text:p text:style-name="P22"><text:tab/>-BONES_AMOUNT <text:span text:style-name="T23">(</text:span>a constant for the maximum amount of bones the vertex <text:tab/>follows. <text:span text:style-name="T23">We have the same constant defined in the </text:span><text:span text:style-name="T7">Mesh class </text:span><text:span text:style-name="T23">(mesh.hpp). So <text:tab/>if you want to add the support of more bones per vertex you have to change <text:tab/>this constant in both files and play with layout locations)</text:span></text:p>
      <text:p text:style-name="P22"><text:tab/>-<text:span text:style-name="T23">MAX_BONES_AMOUNT (this constant if for a maximum amount of bones <text:tab/>per model. The same constant is defined in </text:span><text:span text:style-name="T8">Skeleton class </text:span><text:span text:style-name="T24">(skeleton.hpp))</text:span></text:p>
      <text:p text:style-name="P22"><text:tab/>-<text:span text:style-name="T25">layout locations (</text:span><text:span text:style-name="T9">0</text:span><text:span text:style-name="T25"> for the position vector, </text:span><text:span text:style-name="T9">1</text:span><text:span text:style-name="T25"> for the normal vector, </text:span><text:span text:style-name="T9">2</text:span><text:span text:style-name="T25"> for UV <text:tab/>coordinates, from </text:span><text:span text:style-name="T9">3</text:span><text:span text:style-name="T25"> to </text:span><text:span text:style-name="T9">8</text:span><text:span text:style-name="T25"> for bones ids, from </text:span><text:span text:style-name="T9">9 </text:span><text:span text:style-name="T25">to </text:span><text:span text:style-name="T9">14 </text:span><text:span text:style-name="T25">for bones weights)</text:span></text:p>
      <text:p text:style-name="P22"><text:tab/>-<text:span text:style-name="T25">localTransform (you will know about this one in the </text:span><text:span text:style-name="T9">GameObject class</text:span><text:span text:style-name="T25"> <text:tab/>tutorial)</text:span></text:p>
      <text:p text:style-name="P22"><text:tab/>-<text:span text:style-name="T25">model, view, projection (transformation matrices)</text:span></text:p>
      <text:p text:style-name="P22"><text:tab/>-<text:span text:style-name="T25">bones (the actual bones matrices)</text:span></text:p>
      <text:p text:style-name="P22"><text:tab/>-<text:span text:style-name="T25">meshWithBones (this variable is needed to identify whether this mesh has <text:tab/>bones or not<text:tab/>)</text:span></text:p>
      <text:p text:style-name="P22"><text:tab/>-<text:span text:style-name="T26">textureCoords (reversed UV coordinates)</text:span></text:p>
      <text:p text:style-name="P22"/>
      <text:p text:style-name="P22"><text:tab/><text:span text:style-name="T26">In the main() function we check if there are any bones in the mesh and <text:tab/>calculate the combined transformation matrix (bonesTransform in the code) by <text:tab/>looping through each bone index in the given vertex, taking the corresponding <text:tab/>bone and multiplying it by it’s weight. But if there aren’t any bones in the <text:tab/>mesh, we leave the combined matrix as a unit matrix. Then we calculate the <text:tab/>final position of a vertex and reverse texture coordinates. </text:span></text:p>
      <text:p text:style-name="P21"><text:tab/></text:p>
      <text:p text:style-name="P31">Now you are ready. </text:p>
      <text:p text:style-name="P21"/>
      <text:p text:style-name="P11">void Skeleton::renderBonesMatrices(ShaderLoader* shader)</text:p>
      <text:p text:style-name="P11">{</text:p>
      <text:p text:style-name="P11"><text:s text:c="4"/>if (!bones.empty()) //if there are <text:span text:style-name="T27">some bones in the mesh</text:span></text:p>
      <text:p text:style-name="P11"><text:s text:c="4"/>{</text:p>
      <text:p text:style-name="P11"><text:s text:c="8"/>glUniform1i(glGetUniformLocation(shader-&gt;ID, "meshWithBones"), 1); //say the shader that there are some bones in the mesh</text:p>
      <text:p text:style-name="P11"/>
      <text:p text:style-name="P11"><text:s text:c="8"/>bonesMatrices.clear(); //clear the values</text:p>
      <text:p text:style-name="P11"/>
      <text:p text:style-name="P11"><text:s text:c="8"/>for (int i = 0; i &lt; MAX_BONES_AMOUNT; i++) //loop through 100 bones</text:p>
      <text:p text:style-name="P11"><text:s text:c="8"/>{</text:p>
      <text:p text:style-name="P11"><text:s text:c="12"/>if (i &gt;= int(bones.size())) //if we have r<text:span text:style-name="T29">u</text:span>n out of bones</text:p>
      <text:p text:style-name="P11"><text:s text:c="12"/>{</text:p>
      <text:p text:style-name="P11"><text:s text:c="16"/>bonesMatrices.push_back(mat4(1.0)); //there is no transformation matrix, so we leave it as 1.0</text:p>
      <text:p text:style-name="P11"><text:s text:c="12"/>}</text:p>
      <text:p text:style-name="P11"><text:s text:c="12"/>else</text:p>
      <text:p text:style-name="P11"><text:s text:c="12"/>{</text:p>
      <text:p text:style-name="P11"><text:s text:c="16"/>mat4 res = bones[i]-&gt;getParentTransforms() * aiMatrix4x4ToGlm(bones[i]-&gt;node-&gt;mTransformation); //calculate transformation matrix for our bone</text:p>
      <text:p text:style-name="P11"/>
      <text:p text:style-name="P11"><text:s text:c="16"/>bonesMatrices.push_back(res * bones[i]-&gt;offset); //calculate full transformation matrix</text:p>
      <text:p text:style-name="P11"><text:s text:c="12"/>}</text:p>
      <text:p text:style-name="P11"/>
      <text:p text:style-name="P11"><text:s text:c="12"/>glUniformMatrix4fv(glGetUniformLocation(shader-&gt;ID, ("bones[" + to_string(i) + "]").c_str()), 1, GL_FALSE, value_ptr(bonesMatrices[i])); //send the matrix to the shader</text:p>
      <text:p text:style-name="P11"><text:s text:c="8"/>}</text:p>
      <text:p text:style-name="P11"><text:soft-page-break/><text:s text:c="4"/>}</text:p>
      <text:p text:style-name="P11"><text:s text:c="4"/>else //if there arent any <text:span text:style-name="T30">bones in the mesh</text:span></text:p>
      <text:p text:style-name="P11"><text:s text:c="4"/>{</text:p>
      <text:p text:style-name="P11"><text:s text:c="8"/>glUniform1i(glGetUniformLocation(shader-&gt;ID, "meshWithBones"), 0); //say the shader that there are no bones in the mesh</text:p>
      <text:p text:style-name="P11"><text:s text:c="4"/>}</text:p>
      <text:p text:style-name="P11">}</text:p>
      <text:p text:style-name="P11"/>
      <text:p text:style-name="P23">Firstly, we check if there are any bones in the current mesh <text:span text:style-name="T31">and if so,</text:span> tell the shader that the mesh isn’t empty. <text:span text:style-name="T31">Then</text:span> <text:span text:style-name="T31">we </text:span>loop through all 100 (MAX_BONES_AMOUNT) bones <text:span text:style-name="T31">and</text:span> calculate the final bone transformation matrix (combining all parent transformation matrices, multiplying the combination by the current bone transformation matrix and multiplying the result by the given bone</text:p>
      <text:p text:style-name="P23">offset matrix) <text:span text:style-name="T31">and </text:span>send this final matrix to she shader. If we have r<text:span text:style-name="T28">u</text:span>n out of bones in the model we leave the final transformation matrix as <text:span text:style-name="T32">a </text:span>unit matrix. <text:span text:style-name="T33">And if the mesh isn’t bone-rigged we tell the shader that the mesh is empty.</text:span></text:p>
      <text:p text:style-name="P8"/>
      <text:p text:style-name="P8">void Skeleton::update(ShaderLoader *shader)</text:p>
      <text:p text:style-name="P8">{ </text:p>
      <text:p text:style-name="P8"><text:s text:c="4"/>renderBonesMatrices(shader); //send bones matrices to the shader</text:p>
      <text:p text:style-name="P8"/>
      <text:p text:style-name="P8"><text:s text:c="4"/>if (!activeAnimation) //if there is no animation</text:p>
      <text:p text:style-name="P8"><text:s text:c="4"/>{</text:p>
      <text:p text:style-name="P8"><text:s text:c="8"/>return; //do nothing</text:p>
      <text:p text:style-name="P8"><text:s text:c="4"/>}</text:p>
      <text:p text:style-name="P8"/>
      <text:p text:style-name="P8"><text:s text:c="4"/>time += activeAnimation-&gt;speed; //update the timer</text:p>
      <text:p text:style-name="P8"/>
      <text:p text:style-name="P8"><text:s text:c="4"/>if (time &lt; activeAnimation-&gt;startTime) //if time is less than starting time of the animation </text:p>
      <text:p text:style-name="P8"><text:s text:c="4"/>{</text:p>
      <text:p text:style-name="P8"><text:s text:c="8"/>time = activeAnimation-&gt;startTime; //set time to the start</text:p>
      <text:p text:style-name="P8"><text:s text:c="4"/>}</text:p>
      <text:p text:style-name="P8"/>
      <text:p text:style-name="P8"><text:s text:c="4"/>if (time &gt; activeAnimation-&gt;endTime) //if the time is grater than the end time</text:p>
      <text:p text:style-name="P8"><text:s text:c="4"/>{</text:p>
      <text:p text:style-name="P8"><text:s text:c="8"/>if (activeAnimation-&gt;loop) //if animation is looped</text:p>
      <text:p text:style-name="P8"><text:s text:c="8"/>{</text:p>
      <text:p text:style-name="P8"><text:s text:c="12"/>time = activeAnimation-&gt;startTime; //set time to the start</text:p>
      <text:p text:style-name="P8"><text:s text:c="8"/>}</text:p>
      <text:p text:style-name="P8"><text:s text:c="8"/>else</text:p>
      <text:p text:style-name="P8"><text:s text:c="8"/>{</text:p>
      <text:p text:style-name="P8"><text:s text:c="12"/>stopAnimation(); //stop animation</text:p>
      <text:p text:style-name="P8"><text:s text:c="8"/>}</text:p>
      <text:p text:style-name="P8"><text:s text:c="4"/>}</text:p>
      <text:p text:style-name="P8"/>
      <text:p text:style-name="P8"><text:s text:c="4"/>for (int i = 0; i &lt; bones.size(); i++) //loop through each bone</text:p>
      <text:p text:style-name="P8"><text:s text:c="4"/>{</text:p>
      <text:p text:style-name="P8"><text:s text:c="8"/>bones[i]-&gt;updateKeyframeTransform(time); //calculate it`s tranformation matrix</text:p>
      <text:p text:style-name="P8"><text:s text:c="4"/>}</text:p>
      <text:p text:style-name="P8">}</text:p>
      <text:p text:style-name="P8"/>
      <text:p text:style-name="P24">In the update() function <text:span text:style-name="T34">we update every possible bone data. Firstly, we call renderBonesMatrices() function to send bones to the shader. Secondly, we update the timer. If the timer exceeded the active animation’s last frame, we check whether the animation is looped and if so, set timer to the animation’s starting frame. Thirdly, we loop through each bone in the mesh and update it’s keyframe (node) matrix.</text:span></text:p>
      <text:p text:style-name="P8"/>
      <text:p text:style-name="P8"><text:soft-page-break/>Skeleton::~Skeleton()</text:p>
      <text:p text:style-name="P8">{</text:p>
      <text:p text:style-name="P8"><text:s text:c="4"/>for (int i = 0; i &lt; bones.size(); i++)</text:p>
      <text:p text:style-name="P8"><text:s text:c="4"/>{</text:p>
      <text:p text:style-name="P8"><text:s text:c="8"/>delete bones[i];</text:p>
      <text:p text:style-name="P8"><text:s text:c="4"/>} </text:p>
      <text:p text:style-name="P8"/>
      <text:p text:style-name="P8"><text:s text:c="4"/>delete activeAnimation;</text:p>
      <text:p text:style-name="P8">}</text:p>
      <text:p text:style-name="P9"><text:tab/></text:p>
      <text:p text:style-name="P9"><text:tab/></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2:06:42.018039078</meta:creation-date>
    <meta:generator>LibreOffice/5.1.6.2$Linux_X86_64 LibreOffice_project/10m0$Build-2</meta:generator>
    <dc:date>2019-02-13T17:50:08.151075044</dc:date>
    <meta:editing-duration>PT11H44M5S</meta:editing-duration>
    <meta:editing-cycles>52</meta:editing-cycles>
    <meta:document-statistic meta:table-count="0" meta:image-count="0" meta:object-count="0" meta:page-count="6" meta:paragraph-count="180" meta:word-count="1418" meta:character-count="9854" meta:non-whitespace-character-count="7864"/>
  </office:meta>
</office:document-meta>
</file>